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53.29mm"/>
    </style:style>
    <style:style style:name="co3" style:family="table-column">
      <style:table-column-properties fo:break-before="auto" style:column-width="29.17mm"/>
    </style:style>
    <style:style style:name="co4" style:family="table-column">
      <style:table-column-properties fo:break-before="auto" style:column-width="26.12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3.07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7.1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3.96mm"/>
    </style:style>
    <style:style style:name="co11" style:family="table-column">
      <style:table-column-properties fo:break-before="auto" style:column-width="35.3mm"/>
    </style:style>
    <style:style style:name="co12" style:family="table-column">
      <style:table-column-properties fo:break-before="auto" style:column-width="22.74mm"/>
    </style:style>
    <style:style style:name="co13" style:family="table-column">
      <style:table-column-properties fo:break-before="auto" style:column-width="31.89mm"/>
    </style:style>
    <style:style style:name="co14" style:family="table-column">
      <style:table-column-properties fo:break-before="auto" style:column-width="25.1mm"/>
    </style:style>
    <style:style style:name="co15" style:family="table-column">
      <style:table-column-properties fo:break-before="auto" style:column-width="25.45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9" style:family="table-cell" style:parent-style-name="Default" style:data-style-name="N3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style:text-align-source="fix" style:repeat-content="false" fo:border="none"/>
      <style:paragraph-properties fo:text-align="end" fo:margin-left="0mm"/>
    </style:style>
    <style:style style:name="ce1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1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25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6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Arial" fo:font-size="10.5pt" style:font-size-asian="10.5pt" style:font-size-complex="10.5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size="10.5pt" fo:font-weight="bold" style:font-name-asian="Arial Unicode MS" style:font-size-asian="10.5pt" style:font-weight-asian="bold" style:font-name-complex="Arial Unicode MS" style:font-size-complex="10.5pt" style:font-weight-complex="bold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0.5pt" style:font-size-asian="10.5pt" style:font-size-complex="10.5pt"/>
    </style:style>
    <style:style style:name="ce35" style:family="table-cell" style:parent-style-name="Default">
      <style:table-cell-properties fo:border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able-cell-properties fo:border="none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.5pt" fo:language="en" fo:country="I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 fo:font-size="10.5pt" style:font-size-asian="10.5pt" style:font-size-complex="10.5pt"/>
    </style:style>
    <style:style style:name="ce48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Arial" fo:font-size="10.5pt" style:font-size-asian="10.5pt" style:font-size-complex="10.5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">
      <style:table-cell-properties style:text-align-source="fix" style:repeat-content="false" fo:border="none"/>
      <style:paragraph-properties fo:text-align="end" fo:margin-left="0mm"/>
      <style:text-properties fo:font-size="10.5pt" style:font-size-asian="10.5pt" style:font-size-complex="10.5pt"/>
    </style:style>
    <style:style style:name="ce56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Arial" fo:font-size="10.5pt" style:font-size-asian="10.5pt" style:font-size-complex="10.5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4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Arial" fo:font-size="10.5pt" style:font-size-asian="10.5pt" style:font-size-complex="10.5pt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size="10.5pt" style:font-size-asian="10.5pt" style:font-size-complex="10.5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Arial" fo:font-size="10.5pt" style:font-size-asian="10.5pt" style:font-size-complex="10.5pt"/>
    </style:style>
    <style:style style:name="ce67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Arial" fo:font-size="10.5pt" style:font-size-asian="10.5pt" style:font-size-complex="10.5pt"/>
    </style:style>
    <style:style style:name="ce68" style:family="table-cell" style:parent-style-name="Default" style:data-style-name="N3">
      <style:table-cell-properties style:text-align-source="fix" style:repeat-content="false" fo:border="none"/>
      <style:paragraph-properties fo:text-align="end" fo:margin-left="0mm"/>
      <style:text-properties style:font-name="Arial" fo:font-size="10.5pt" style:font-size-asian="10.5pt" style:font-size-complex="10.5pt"/>
    </style:style>
    <style:style style:name="ce69" style:family="table-cell" style:parent-style-name="Default">
      <style:text-properties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n-heurist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1010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Node expansions</text:p>
          </table:table-cell>
          <table:table-cell table:style-name="ce7" office:value-type="string" calcext:value-type="string">
            <text:p>Goal tests</text:p>
          </table:table-cell>
          <table:table-cell table:style-name="ce16" office:value-type="string" calcext:value-type="string">
            <text:p>Time elapsed</text:p>
          </table:table-cell>
          <table:table-cell table:style-name="ce23" office:value-type="string" calcext:value-type="string">
            <text:p>New nodes</text:p>
          </table:table-cell>
          <table:table-cell table:style-name="ce23" office:value-type="string" calcext:value-type="string">
            <text:p>Plan length</text:p>
          </table:table-cell>
          <table:table-cell/>
          <table:table-cell table:style-name="ce27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5">
            <text:p>Problem 1</text:p>
          </table:table-cell>
          <table:table-cell table:style-name="ce4" office:value-type="string" calcext:value-type="string">
            <text:p>breadth_first_search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6" calcext:value-type="float">
            <text:p>56</text:p>
          </table:table-cell>
          <table:table-cell table:style-name="ce17" office:value-type="float" office:value="0.0391154739772901" calcext:value-type="float">
            <text:p>0.04</text:p>
          </table:table-cell>
          <table:table-cell table:style-name="ce8" office:value-type="float" office:value="180" calcext:value-type="float">
            <text:p>180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28" table:number-columns-repeated="2"/>
          <table:table-cell table:number-columns-repeated="1008"/>
        </table:table-row>
        <table:table-row table:style-name="ro1">
          <table:covered-table-cell table:style-name="ce2"/>
          <table:table-cell table:style-name="ce5" office:value-type="string" calcext:value-type="string">
            <text:p>breadth_first_tree_search</text:p>
          </table:table-cell>
          <table:table-cell table:style-name="ce9" office:value-type="float" office:value="1458" calcext:value-type="float">
            <text:p>1,458</text:p>
          </table:table-cell>
          <table:table-cell table:style-name="ce9" office:value-type="float" office:value="1459" calcext:value-type="float">
            <text:p>1,459</text:p>
          </table:table-cell>
          <table:table-cell table:style-name="ce18" office:value-type="float" office:value="0.978380361979362" calcext:value-type="float">
            <text:p>0.98</text:p>
          </table:table-cell>
          <table:table-cell table:style-name="ce9" office:value-type="float" office:value="5960" calcext:value-type="float">
            <text:p>5,96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string" calcext:value-type="string">
            <text:p>depth_first_graph_search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8" office:value-type="float" office:value="0.0150642980006523" calcext:value-type="float">
            <text:p>0.02</text:p>
          </table:table-cell>
          <table:table-cell table:style-name="ce10" office:value-type="float" office:value="84" calcext:value-type="float">
            <text:p>84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string" calcext:value-type="string">
            <text:p>depth_limited_search</text:p>
          </table:table-cell>
          <table:table-cell table:style-name="ce9" office:value-type="float" office:value="101" calcext:value-type="float">
            <text:p>101</text:p>
          </table:table-cell>
          <table:table-cell table:style-name="ce10" office:value-type="float" office:value="271" calcext:value-type="float">
            <text:p>271</text:p>
          </table:table-cell>
          <table:table-cell table:style-name="ce18" office:value-type="float" office:value="0.127049713977613" calcext:value-type="float">
            <text:p>0.13</text:p>
          </table:table-cell>
          <table:table-cell table:style-name="ce10" office:value-type="float" office:value="414" calcext:value-type="float">
            <text:p>414</text:p>
          </table:table-cell>
          <table:table-cell table:style-name="ce25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6" office:value-type="string" calcext:value-type="string">
            <text:p>uniform_cost_search</text:p>
          </table:table-cell>
          <table:table-cell table:style-name="ce11" office:value-type="float" office:value="55" calcext:value-type="float">
            <text:p>55</text:p>
          </table:table-cell>
          <table:table-cell table:style-name="ce15" office:value-type="float" office:value="57" calcext:value-type="float">
            <text:p>57</text:p>
          </table:table-cell>
          <table:table-cell table:style-name="ce19" office:value-type="float" office:value="0.0475900059682317" calcext:value-type="float">
            <text:p>0.05</text:p>
          </table:table-cell>
          <table:table-cell table:style-name="ce15" office:value-type="float" office:value="224" calcext:value-type="float">
            <text:p>22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5">
            <text:p>Problem 2</text:p>
          </table:table-cell>
          <table:table-cell table:style-name="ce4" office:value-type="string" calcext:value-type="string">
            <text:p>breadth_first_search</text:p>
          </table:table-cell>
          <table:table-cell table:style-name="ce12" office:value-type="float" office:value="3343" calcext:value-type="float">
            <text:p>3,343</text:p>
          </table:table-cell>
          <table:table-cell table:style-name="ce12" office:value-type="float" office:value="4609" calcext:value-type="float">
            <text:p>4,609</text:p>
          </table:table-cell>
          <table:table-cell table:style-name="ce17" office:value-type="float" office:value="17.0153277550126" calcext:value-type="float">
            <text:p>17.02</text:p>
          </table:table-cell>
          <table:table-cell table:style-name="ce12" office:value-type="float" office:value="30509" calcext:value-type="float">
            <text:p>30,509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string" calcext:value-type="string">
            <text:p>breadth_first_tree_search</text:p>
          </table:table-cell>
          <table:table-cell table:number-columns-repeated="2" table:style-name="ce13" office:value-type="string" calcext:value-type="string">
            <text:p>N/A</text:p>
          </table:table-cell>
          <table:table-cell table:style-name="ce20" office:value-type="string" calcext:value-type="string">
            <text:p>N/A</text:p>
          </table:table-cell>
          <table:table-cell table:style-name="ce13" office:value-type="string" calcext:value-type="string">
            <text:p>N/A</text:p>
          </table:table-cell>
          <table:table-cell table:style-name="ce25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string" calcext:value-type="string">
            <text:p>depth_first_graph_search</text:p>
          </table:table-cell>
          <table:table-cell table:style-name="ce14" office:value-type="float" office:value="624" calcext:value-type="float">
            <text:p>624</text:p>
          </table:table-cell>
          <table:table-cell table:style-name="ce14" office:value-type="float" office:value="625" calcext:value-type="float">
            <text:p>625</text:p>
          </table:table-cell>
          <table:table-cell table:style-name="ce21" office:value-type="float" office:value="4.26470135600539" calcext:value-type="float">
            <text:p>4.26</text:p>
          </table:table-cell>
          <table:table-cell table:style-name="ce14" office:value-type="float" office:value="5602" calcext:value-type="float">
            <text:p>5,602</text:p>
          </table:table-cell>
          <table:table-cell table:style-name="ce25" office:value-type="float" office:value="619" calcext:value-type="float">
            <text:p>619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string" calcext:value-type="string">
            <text:p>depth_limited_search</text:p>
          </table:table-cell>
          <table:table-cell table:style-name="ce14" office:value-type="float" office:value="222719" calcext:value-type="float">
            <text:p>222,719</text:p>
          </table:table-cell>
          <table:table-cell table:style-name="ce14" office:value-type="float" office:value="2053741" calcext:value-type="float">
            <text:p>2,053,741</text:p>
          </table:table-cell>
          <table:table-cell table:style-name="ce21" office:value-type="float" office:value="1263.85348037299" calcext:value-type="float">
            <text:p>1,263.85</text:p>
          </table:table-cell>
          <table:table-cell table:style-name="ce14" office:value-type="float" office:value="2054119" calcext:value-type="float">
            <text:p>2,054,119</text:p>
          </table:table-cell>
          <table:table-cell table:style-name="ce25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6" office:value-type="string" calcext:value-type="string">
            <text:p>uniform_cost_search</text:p>
          </table:table-cell>
          <table:table-cell table:style-name="ce11" office:value-type="float" office:value="4853" calcext:value-type="float">
            <text:p>4,853</text:p>
          </table:table-cell>
          <table:table-cell table:style-name="ce11" office:value-type="float" office:value="4855" calcext:value-type="float">
            <text:p>4,855</text:p>
          </table:table-cell>
          <table:table-cell table:style-name="ce19" office:value-type="float" office:value="14.9117339529912" calcext:value-type="float">
            <text:p>14.91</text:p>
          </table:table-cell>
          <table:table-cell table:style-name="ce11" office:value-type="float" office:value="44041" calcext:value-type="float">
            <text:p>44,041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5">
            <text:p>Problem 3</text:p>
          </table:table-cell>
          <table:table-cell table:style-name="ce4" office:value-type="string" calcext:value-type="string">
            <text:p>breadth_first_search</text:p>
          </table:table-cell>
          <table:table-cell table:style-name="ce12" office:value-type="float" office:value="5621" calcext:value-type="float">
            <text:p>5,621</text:p>
          </table:table-cell>
          <table:table-cell table:style-name="ce12" office:value-type="float" office:value="7281" calcext:value-type="float">
            <text:p>7,281</text:p>
          </table:table-cell>
          <table:table-cell table:style-name="ce17" office:value-type="float" office:value="31.8193697420065" calcext:value-type="float">
            <text:p>31.82</text:p>
          </table:table-cell>
          <table:table-cell table:style-name="ce12" office:value-type="float" office:value="39000" calcext:value-type="float">
            <text:p>39,00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string" calcext:value-type="string">
            <text:p>breadth_first_tree_search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10" office:value-type="string" calcext:value-type="string">
            <text:p>N/A</text:p>
          </table:table-cell>
          <table:table-cell table:style-name="ce25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string" calcext:value-type="string">
            <text:p>depth_first_graph_search</text:p>
          </table:table-cell>
          <table:table-cell table:style-name="ce9" office:value-type="float" office:value="1292" calcext:value-type="float">
            <text:p>1,292</text:p>
          </table:table-cell>
          <table:table-cell table:style-name="ce9" office:value-type="float" office:value="1293" calcext:value-type="float">
            <text:p>1,293</text:p>
          </table:table-cell>
          <table:table-cell table:style-name="ce18" office:value-type="float" office:value="4.10578915098449" calcext:value-type="float">
            <text:p>4.11</text:p>
          </table:table-cell>
          <table:table-cell table:style-name="ce9" office:value-type="float" office:value="5744" calcext:value-type="float">
            <text:p>5,744</text:p>
          </table:table-cell>
          <table:table-cell table:style-name="ce25" office:value-type="float" office:value="875" calcext:value-type="float">
            <text:p>875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string" calcext:value-type="string">
            <text:p>depth_limited_search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10" office:value-type="string" calcext:value-type="string">
            <text:p>N/A</text:p>
          </table:table-cell>
          <table:table-cell table:style-name="ce25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6" office:value-type="string" calcext:value-type="string">
            <text:p>uniform_cost_search</text:p>
          </table:table-cell>
          <table:table-cell table:style-name="ce11" office:value-type="float" office:value="7302" calcext:value-type="float">
            <text:p>7,302</text:p>
          </table:table-cell>
          <table:table-cell table:style-name="ce11" office:value-type="float" office:value="7304" calcext:value-type="float">
            <text:p>7,304</text:p>
          </table:table-cell>
          <table:table-cell table:style-name="ce19" office:value-type="float" office:value="23.2591086630127" calcext:value-type="float">
            <text:p>23.26</text:p>
          </table:table-cell>
          <table:table-cell table:style-name="ce11" office:value-type="float" office:value="50692" calcext:value-type="float">
            <text:p>50,692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uristi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2">
          <table:table-cell table:style-name="ce30" table:number-columns-repeated="2"/>
          <table:table-cell table:style-name="ce46" office:value-type="string" calcext:value-type="string">
            <text:p>Node expansions</text:p>
          </table:table-cell>
          <table:table-cell table:style-name="ce46" office:value-type="string" calcext:value-type="string">
            <text:p>Goal tests</text:p>
          </table:table-cell>
          <table:table-cell table:style-name="ce57" office:value-type="string" calcext:value-type="string">
            <text:p>Time elapsed</text:p>
          </table:table-cell>
          <table:table-cell table:style-name="ce65" office:value-type="string" calcext:value-type="string">
            <text:p>New nodes</text:p>
          </table:table-cell>
          <table:table-cell table:style-name="ce65" office:value-type="string" calcext:value-type="string">
            <text:p>Plan length</text:p>
          </table:table-cell>
          <table:table-cell table:style-name="ce30"/>
        </table:table-row>
        <table:table-row table:style-name="ro2">
          <table:table-cell table:style-name="ce31" office:value-type="string" calcext:value-type="string">
            <text:p>Problem 1</text:p>
          </table:table-cell>
          <table:table-cell table:style-name="ce39" office:value-type="string" calcext:value-type="string">
            <text:p>A* ignore preconditions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3" calcext:value-type="float">
            <text:p>43</text:p>
          </table:table-cell>
          <table:table-cell table:style-name="ce58" office:value-type="float" office:value="0.0451045000227168" calcext:value-type="float">
            <text:p>0.05</text:p>
          </table:table-cell>
          <table:table-cell table:style-name="ce47" office:value-type="float" office:value="170" calcext:value-type="float">
            <text:p>170</text:p>
          </table:table-cell>
          <table:table-cell table:style-name="ce66" office:value-type="float" office:value="6" calcext:value-type="float">
            <text:p>6</text:p>
          </table:table-cell>
          <table:table-cell table:style-name="ce30"/>
        </table:table-row>
        <table:table-row table:style-name="ro2">
          <table:table-cell table:style-name="ce32"/>
          <table:table-cell table:style-name="ce40" office:value-type="string" calcext:value-type="string">
            <text:p>A* level-sum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3" calcext:value-type="float">
            <text:p>13</text:p>
          </table:table-cell>
          <table:table-cell table:style-name="ce59" office:value-type="float" office:value="0.734886711987201" calcext:value-type="float">
            <text:p>0.73</text:p>
          </table:table-cell>
          <table:table-cell table:style-name="ce48" office:value-type="float" office:value="50" calcext:value-type="float">
            <text:p>50</text:p>
          </table:table-cell>
          <table:table-cell table:style-name="ce67" office:value-type="float" office:value="6" calcext:value-type="float">
            <text:p>6</text:p>
          </table:table-cell>
          <table:table-cell table:style-name="ce30"/>
        </table:table-row>
        <table:table-row table:style-name="ro2">
          <table:table-cell table:style-name="ce31" office:value-type="string" calcext:value-type="string">
            <text:p>Problem 2</text:p>
          </table:table-cell>
          <table:table-cell table:style-name="ce39" office:value-type="string" calcext:value-type="string">
            <text:p>A* ignore preconditions</text:p>
          </table:table-cell>
          <table:table-cell table:style-name="ce49" office:value-type="float" office:value="1450" calcext:value-type="float">
            <text:p>1450</text:p>
          </table:table-cell>
          <table:table-cell table:style-name="ce49" office:value-type="float" office:value="1452" calcext:value-type="float">
            <text:p>1452</text:p>
          </table:table-cell>
          <table:table-cell table:style-name="ce58" office:value-type="float" office:value="5.25142469495768" calcext:value-type="float">
            <text:p>5.25</text:p>
          </table:table-cell>
          <table:table-cell table:style-name="ce49" office:value-type="float" office:value="13303" calcext:value-type="float">
            <text:p>13303</text:p>
          </table:table-cell>
          <table:table-cell table:style-name="ce66" office:value-type="float" office:value="9" calcext:value-type="float">
            <text:p>9</text:p>
          </table:table-cell>
          <table:table-cell table:style-name="ce30"/>
        </table:table-row>
        <table:table-row table:style-name="ro2">
          <table:table-cell table:style-name="ce32"/>
          <table:table-cell table:style-name="ce40" office:value-type="string" calcext:value-type="string">
            <text:p>A* level-sum</text:p>
          </table:table-cell>
          <table:table-cell table:style-name="ce48" office:value-type="float" office:value="86" calcext:value-type="float">
            <text:p>86</text:p>
          </table:table-cell>
          <table:table-cell table:style-name="ce56" office:value-type="float" office:value="88" calcext:value-type="float">
            <text:p>88</text:p>
          </table:table-cell>
          <table:table-cell table:style-name="ce59" office:value-type="float" office:value="63.3173918090179" calcext:value-type="float">
            <text:p>63.32</text:p>
          </table:table-cell>
          <table:table-cell table:style-name="ce56" office:value-type="float" office:value="841" calcext:value-type="float">
            <text:p>841</text:p>
          </table:table-cell>
          <table:table-cell table:style-name="ce67" office:value-type="float" office:value="9" calcext:value-type="float">
            <text:p>9</text:p>
          </table:table-cell>
          <table:table-cell table:style-name="ce30"/>
        </table:table-row>
        <table:table-row table:style-name="ro2">
          <table:table-cell table:style-name="ce33" office:value-type="string" calcext:value-type="string">
            <text:p>Problem 3</text:p>
          </table:table-cell>
          <table:table-cell table:style-name="ce39" office:value-type="string" calcext:value-type="string">
            <text:p>A* ignore preconditions</text:p>
          </table:table-cell>
          <table:table-cell table:style-name="ce49" office:value-type="float" office:value="2829" calcext:value-type="float">
            <text:p>2829</text:p>
          </table:table-cell>
          <table:table-cell table:style-name="ce49" office:value-type="float" office:value="2831" calcext:value-type="float">
            <text:p>2831</text:p>
          </table:table-cell>
          <table:table-cell table:style-name="ce58" office:value-type="float" office:value="10.8357272860012" calcext:value-type="float">
            <text:p>10.84</text:p>
          </table:table-cell>
          <table:table-cell table:style-name="ce49" office:value-type="float" office:value="20879" calcext:value-type="float">
            <text:p>20879</text:p>
          </table:table-cell>
          <table:table-cell table:style-name="ce66" office:value-type="float" office:value="13" calcext:value-type="float">
            <text:p>13</text:p>
          </table:table-cell>
          <table:table-cell table:style-name="ce30"/>
        </table:table-row>
        <table:table-row table:style-name="ro2">
          <table:table-cell table:style-name="ce34"/>
          <table:table-cell table:style-name="ce40" office:value-type="string" calcext:value-type="string">
            <text:p>A* level-sum</text:p>
          </table:table-cell>
          <table:table-cell table:style-name="ce50" office:value-type="float" office:value="167" calcext:value-type="float">
            <text:p>167</text:p>
          </table:table-cell>
          <table:table-cell table:style-name="ce50" office:value-type="float" office:value="169" calcext:value-type="float">
            <text:p>169</text:p>
          </table:table-cell>
          <table:table-cell table:style-name="ce59" office:value-type="float" office:value="78.3790312270285" calcext:value-type="float">
            <text:p>78.38</text:p>
          </table:table-cell>
          <table:table-cell table:style-name="ce50" office:value-type="float" office:value="1180" calcext:value-type="float">
            <text:p>1180</text:p>
          </table:table-cell>
          <table:table-cell table:style-name="ce67" office:value-type="float" office:value="12" calcext:value-type="float">
            <text:p>12</text:p>
          </table:table-cell>
          <table:table-cell table:style-name="ce30"/>
        </table:table-row>
        <table:table-row table:style-name="ro2">
          <table:table-cell table:style-name="ce35"/>
          <table:table-cell table:style-name="ce41"/>
          <table:table-cell table:style-name="ce51" table:number-columns-repeated="2"/>
          <table:table-cell table:style-name="ce60"/>
          <table:table-cell table:style-name="ce51"/>
          <table:table-cell table:style-name="ce68"/>
          <table:table-cell table:style-name="ce30"/>
        </table:table-row>
        <table:table-row table:style-name="ro2" table:number-rows-repeated="2">
          <table:table-cell table:style-name="ce35"/>
          <table:table-cell table:style-name="ce41"/>
          <table:table-cell table:style-name="ce52" table:number-columns-repeated="2"/>
          <table:table-cell table:style-name="ce61"/>
          <table:table-cell table:style-name="ce52"/>
          <table:table-cell table:style-name="ce68"/>
          <table:table-cell table:style-name="ce30"/>
        </table:table-row>
        <table:table-row table:style-name="ro2">
          <table:table-cell table:style-name="ce35"/>
          <table:table-cell table:style-name="ce42"/>
          <table:table-cell table:style-name="ce53" table:number-columns-repeated="2"/>
          <table:table-cell table:style-name="ce62"/>
          <table:table-cell table:style-name="ce53"/>
          <table:table-cell table:style-name="ce68"/>
          <table:table-cell table:style-name="ce30"/>
        </table:table-row>
        <table:table-row table:style-name="ro2">
          <table:table-cell table:style-name="ce36"/>
          <table:table-cell table:style-name="ce43"/>
          <table:table-cell table:style-name="ce54" table:number-columns-repeated="2"/>
          <table:table-cell table:style-name="ce63"/>
          <table:table-cell table:style-name="ce54"/>
          <table:table-cell table:style-name="ce55"/>
          <table:table-cell table:style-name="ce69"/>
        </table:table-row>
        <table:table-row table:style-name="ro2">
          <table:table-cell table:style-name="ce37"/>
          <table:table-cell table:style-name="ce44"/>
          <table:table-cell table:style-name="ce55" table:number-columns-repeated="2"/>
          <table:table-cell table:style-name="ce64"/>
          <table:table-cell table:style-name="ce55" table:number-columns-repeated="2"/>
          <table:table-cell table:style-name="ce69"/>
        </table:table-row>
        <table:table-row table:style-name="ro2">
          <table:table-cell table:style-name="ce38"/>
          <table:table-cell table:style-name="ce5"/>
          <table:table-cell table:style-name="ce9" table:number-columns-repeated="2"/>
          <table:table-cell table:style-name="ce18"/>
          <table:table-cell table:style-name="ce9"/>
          <table:table-cell table:style-name="ce10"/>
          <table:table-cell/>
        </table:table-row>
        <table:table-row table:style-name="ro2">
          <table:table-cell table:style-name="ce38"/>
          <table:table-cell table:style-name="ce5"/>
          <table:table-cell table:style-name="ce10" table:number-columns-repeated="2"/>
          <table:table-cell table:style-name="ce22"/>
          <table:table-cell table:style-name="ce10" table:number-columns-repeated="2"/>
          <table:table-cell/>
        </table:table-row>
        <table:table-row table:style-name="ro2">
          <table:table-cell table:style-name="ce38"/>
          <table:table-cell table:style-name="ce45"/>
          <table:table-cell table:style-name="ce9" table:number-columns-repeated="2"/>
          <table:table-cell table:style-name="ce18"/>
          <table:table-cell table:style-name="ce9"/>
          <table:table-cell table:style-name="ce10"/>
          <table:table-cell/>
        </table:table-row>
        <table:table-row table:style-name="ro2" table:number-rows-repeated="104855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harts" table:style-name="ta1">
        <table:shapes>
          <draw:frame draw:z-index="0" draw:style-name="gr1" draw:text-style-name="P1" svg:width="160.1mm" svg:height="89.97mm" svg:x="7.53mm" svg:y="13.2mm">
            <loext:p draw:notify-on-update-of-ranges="charts.B9:charts.B9 'non-heuristic'.B2:'non-heuristic'.B6 'non-heuristic'.A2:'non-heuristic'.A2 'non-heuristic'.E2:'non-heuristic'.E6 'non-heuristic'.A7:'non-heuristic'.A7 'non-heuristic'.E7:'non-heuristic'.E11 'non-heuristic'.A12:'non-heuristic'.A12 'non-heuristic'.E12:'non-heuristic'.E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mm" svg:height="89.97mm" svg:x="228.86mm" svg:y="2.44mm">
            <loext:p draw:notify-on-update-of-ranges="'non-heuristic'.B2:'non-heuristic'.B6 'non-heuristic'.A2:'non-heuristic'.A2 'non-heuristic'.C2:'non-heuristic'.C6 'non-heuristic'.A2:'non-heuristic'.A2 'non-heuristic'.G2:'non-heuristic'.G6 'non-heuristic'.E2:'non-heuristic'.E6 'non-heuristic'.A7:'non-heuristic'.A7 'non-heuristic'.C7:'non-heuristic'.C11 'non-heuristic'.A7:'non-heuristic'.A7 'non-heuristic'.G7:'non-heuristic'.G11 'non-heuristic'.E7:'non-heuristic'.E11 'non-heuristic'.A12:'non-heuristic'.A12 'non-heuristic'.C12:'non-heuristic'.C16 'non-heuristic'.A12:'non-heuristic'.A12 'non-heuristic'.G12:'non-heuristic'.G16 'non-heuristic'.E12:'non-heuristic'.E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mm" svg:height="89.97mm" svg:x="5.47mm" svg:y="112.9mm">
            <loext:p draw:notify-on-update-of-ranges="heuristic.B2:heuristic.B3 heuristic.A2:heuristic.A2 heuristic.E2:heuristic.E3 heuristic.A4:heuristic.A4 heuristic.E4:heuristic.E5 heuristic.A6:heuristic.A6 heuristic.E6:heuristic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1:42:34.734523000</meta:creation-date>
    <dc:date>2017-09-19T00:27:36.285341000</dc:date>
    <meta:editing-duration>PT11M22S</meta:editing-duration>
    <meta:editing-cycles>1</meta:editing-cycles>
    <meta:document-statistic meta:table-count="3" meta:cell-count="142" meta:object-count="3"/>
    <meta:generator>LibreOffice/5.2.4.2$MacOSX_X86_64 LibreOffice_project/3d5603e1122f0f102b62521720ab13a38a4e0eb0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bar" chart:style-name="ch1">
        <chart:title svg:x="3.789cm" svg:y="0.314cm" chart:style-name="ch2">
          <text:p>Non-heuristic planning solution searches</text:p>
        </chart:title>
        <chart:subtitle svg:x="5.874cm" svg:y="1.282cm" chart:style-name="ch3">
          <text:p>Time elapsed (seconds)</text:p>
        </chart:subtitle>
        <chart:legend chart:legend-position="bottom" svg:x="4.781cm" svg:y="8.233cm" style:legend-expansion="wide" chart:style-name="ch4"/>
        <chart:plot-area chart:style-name="ch5" table:cell-range-address="charts.B9:charts.B9 'non-heuristic'.B2:'non-heuristic'.B6 'non-heuristic'.A2:'non-heuristic'.A2 'non-heuristic'.E2:'non-heuristic'.E16 'non-heuristic'.A7:'non-heuristic'.A7 'non-heuristic'.A12:'non-heuristic'.A12" chart:data-source-has-labels="both" svg:x="0.32cm" svg:y="2.14cm" svg:width="15.371cm" svg:height="5.914cm">
          <chartooo:coordinate-region svg:x="4.582cm" svg:y="2.14cm" svg:width="10.327cm" svg:height="5.285cm"/>
          <chart:axis chart:dimension="x" chart:name="primary-x" chart:style-name="ch6" chartooo:axis-type="auto">
            <chartooo:date-scale/>
            <chart:categories table:cell-range-address="'non-heuristic'.B2:'non-heuristic'.B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non-heuristic'.E2:'non-heuristic'.E6" chart:label-cell-address="'non-heuristic'.A2:'non-heuristic'.A2" chart:class="chart:bar">
            <chart:data-point chart:repeated="5"/>
          </chart:series>
          <chart:series chart:style-name="ch10" chart:values-cell-range-address="'non-heuristic'.E7:'non-heuristic'.E11" chart:label-cell-address="'non-heuristic'.A7:'non-heuristic'.A7" chart:class="chart:bar">
            <chart:data-point chart:repeated="5"/>
          </chart:series>
          <chart:series chart:style-name="ch11" chart:values-cell-range-address="'non-heuristic'.E12:'non-heuristic'.E16" chart:label-cell-address="'non-heuristic'.A12:'non-heuristic'.A1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 1</text:p>
                <draw:g>
                  <svg:desc>'non-heuristic'.A2:'non-heuristic'.A2</svg:desc>
                </draw:g>
              </table:table-cell>
              <table:table-cell office:value-type="string">
                <text:p>Problem 2</text:p>
                <draw:g>
                  <svg:desc>'non-heuristic'.A7:'non-heuristic'.A7</svg:desc>
                </draw:g>
              </table:table-cell>
              <table:table-cell office:value-type="string">
                <text:p>Problem 3</text:p>
                <draw:g>
                  <svg:desc>'non-heuristic'.A12:'non-heuristic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'non-heuristic'.B2:'non-heuristic'.B6</svg:desc>
                </draw:g>
              </table:table-cell>
              <table:table-cell office:value-type="float" office:value="0.0391154739772901">
                <text:p>0.0391154739772901</text:p>
                <draw:g>
                  <svg:desc>'non-heuristic'.E2:'non-heuristic'.E6</svg:desc>
                </draw:g>
              </table:table-cell>
              <table:table-cell office:value-type="float" office:value="17.0153277550126">
                <text:p>17.0153277550126</text:p>
                <draw:g>
                  <svg:desc>'non-heuristic'.E7:'non-heuristic'.E11</svg:desc>
                </draw:g>
              </table:table-cell>
              <table:table-cell office:value-type="float" office:value="31.8193697420065">
                <text:p>31.8193697420065</text:p>
                <draw:g>
                  <svg:desc>'non-heuristic'.E12:'non-heuristic'.E16</svg:desc>
                </draw:g>
              </table:table-cell>
            </table:table-row>
            <table:table-row>
              <table:table-cell office:value-type="string">
                <text:p>breadth_first_tree_search</text:p>
              </table:table-cell>
              <table:table-cell office:value-type="float" office:value="0.978380361979362">
                <text:p>0.97838036197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0.0150642980006523">
                <text:p>0.0150642980006523</text:p>
              </table:table-cell>
              <table:table-cell office:value-type="float" office:value="4.26470135600539">
                <text:p>4.26470135600539</text:p>
              </table:table-cell>
              <table:table-cell office:value-type="float" office:value="4.10578915098449">
                <text:p>4.10578915098449</text:p>
              </table:table-cell>
            </table:table-row>
            <table:table-row>
              <table:table-cell office:value-type="string">
                <text:p>depth_limited_search</text:p>
              </table:table-cell>
              <table:table-cell office:value-type="float" office:value="0.127049713977613">
                <text:p>0.127049713977613</text:p>
              </table:table-cell>
              <table:table-cell office:value-type="float" office:value="1263.85348037299">
                <text:p>1263.85348037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0.0475900059682317">
                <text:p>0.0475900059682317</text:p>
              </table:table-cell>
              <table:table-cell office:value-type="float" office:value="14.9117339529912">
                <text:p>14.9117339529912</text:p>
              </table:table-cell>
              <table:table-cell office:value-type="float" office:value="23.2591086630127">
                <text:p>23.2591086630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">
      <style:chart-properties chart:display-label="tru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bubble" chart:style-name="ch1">
        <chart:title svg:x="3.789cm" svg:y="0.314cm" chart:style-name="ch2">
          <text:p>Non-heuristic planning solution searches</text:p>
        </chart:title>
        <chart:subtitle svg:x="5.139cm" svg:y="1.282cm" chart:style-name="ch3">
          <text:p>Time x Expansions x Plan length</text:p>
        </chart:subtitle>
        <chart:legend chart:legend-position="bottom" svg:x="4.781cm" svg:y="8.233cm" style:legend-expansion="wide" chart:style-name="ch4"/>
        <chart:plot-area chart:style-name="ch5" table:cell-range-address="'non-heuristic'.B2:'non-heuristic'.C6 'non-heuristic'.E2:'non-heuristic'.E6 'non-heuristic'.A2:'non-heuristic'.A2 'non-heuristic'.G2:'non-heuristic'.G16 'non-heuristic'.A7:'non-heuristic'.A7 'non-heuristic'.C7:'non-heuristic'.C16 'non-heuristic'.A12:'non-heuristic'.A12" chart:data-source-has-labels="both" svg:x="0.32cm" svg:y="2.14cm" svg:width="15.371cm" svg:height="5.914cm">
          <chartooo:coordinate-region svg:x="0.654cm" svg:y="2.331cm" svg:width="14.254cm" svg:height="5.094cm"/>
          <chart:axis chart:dimension="x" chart:name="primary-x" chart:style-name="ch6" chartooo:axis-type="auto">
            <chart:categories table:cell-range-address="'non-heuristic'.B2:'non-heuristic'.B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non-heuristic'.G2:'non-heuristic'.G6" chart:label-cell-address="'non-heuristic'.A2:'non-heuristic'.A2" chart:class="chart:bubble">
            <chart:domain table:cell-range-address="'non-heuristic'.C2:'non-heuristic'.C6"/>
            <chart:domain table:cell-range-address="'non-heuristic'.E2:'non-heuristic'.E6"/>
            <chart:data-point chart:repeated="5"/>
          </chart:series>
          <chart:series chart:style-name="ch10" chart:values-cell-range-address="'non-heuristic'.G7:'non-heuristic'.G11" chart:label-cell-address="'non-heuristic'.A7:'non-heuristic'.A7" chart:class="chart:bubble">
            <chart:domain table:cell-range-address="'non-heuristic'.C7:'non-heuristic'.C11"/>
            <chart:domain table:cell-range-address="'non-heuristic'.E7:'non-heuristic'.E11"/>
            <chart:data-point chart:repeated="5"/>
          </chart:series>
          <chart:series chart:style-name="ch11" chart:values-cell-range-address="'non-heuristic'.G12:'non-heuristic'.G16" chart:label-cell-address="'non-heuristic'.A12:'non-heuristic'.A12" chart:class="chart:bubble">
            <chart:domain table:cell-range-address="'non-heuristic'.C12:'non-heuristic'.C16"/>
            <chart:domain table:cell-range-address="'non-heuristic'.E12:'non-heuristic'.E1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Problem 1</text:p>
                <draw:g>
                  <svg:desc>'non-heuristic'.A2:'non-heuristic'.A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Problem 2</text:p>
                <draw:g>
                  <svg:desc>'non-heuristic'.A7:'non-heuristic'.A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Problem 3</text:p>
                <draw:g>
                  <svg:desc>'non-heuristic'.A12:'non-heuristic'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dth_first_search</text:p>
                <draw:g>
                  <svg:desc>'non-heuristic'.B2:'non-heuristic'.B6</svg:desc>
                </draw:g>
              </table:table-cell>
              <table:table-cell office:value-type="float" office:value="0.0391154739772901">
                <text:p>0.0391154739772901</text:p>
                <draw:g>
                  <svg:desc>'non-heuristic'.E2:'non-heuristic'.E6</svg:desc>
                </draw:g>
              </table:table-cell>
              <table:table-cell office:value-type="float" office:value="43">
                <text:p>43</text:p>
                <draw:g>
                  <svg:desc>'non-heuristic'.C2:'non-heuristic'.C6</svg:desc>
                </draw:g>
              </table:table-cell>
              <table:table-cell office:value-type="float" office:value="6">
                <text:p>6</text:p>
                <draw:g>
                  <svg:desc>'non-heuristic'.G2:'non-heuristic'.G6</svg:desc>
                </draw:g>
              </table:table-cell>
              <table:table-cell office:value-type="float" office:value="17.0153277550126">
                <text:p>17.0153277550126</text:p>
                <draw:g>
                  <svg:desc>'non-heuristic'.E7:'non-heuristic'.E11</svg:desc>
                </draw:g>
              </table:table-cell>
              <table:table-cell office:value-type="float" office:value="3343">
                <text:p>3343</text:p>
                <draw:g>
                  <svg:desc>'non-heuristic'.C7:'non-heuristic'.C11</svg:desc>
                </draw:g>
              </table:table-cell>
              <table:table-cell office:value-type="float" office:value="9">
                <text:p>9</text:p>
                <draw:g>
                  <svg:desc>'non-heuristic'.G7:'non-heuristic'.G11</svg:desc>
                </draw:g>
              </table:table-cell>
              <table:table-cell office:value-type="float" office:value="31.8193697420065">
                <text:p>31.8193697420065</text:p>
                <draw:g>
                  <svg:desc>'non-heuristic'.E12:'non-heuristic'.E16</svg:desc>
                </draw:g>
              </table:table-cell>
              <table:table-cell office:value-type="float" office:value="5621">
                <text:p>5621</text:p>
                <draw:g>
                  <svg:desc>'non-heuristic'.C12:'non-heuristic'.C16</svg:desc>
                </draw:g>
              </table:table-cell>
              <table:table-cell office:value-type="float" office:value="12">
                <text:p>12</text:p>
                <draw:g>
                  <svg:desc>'non-heuristic'.G12:'non-heuristic'.G16</svg:desc>
                </draw:g>
              </table:table-cell>
            </table:table-row>
            <table:table-row>
              <table:table-cell office:value-type="string">
                <text:p>breadth_first_tree_search</text:p>
              </table:table-cell>
              <table:table-cell office:value-type="float" office:value="0.978380361979362">
                <text:p>0.978380361979362</text:p>
              </table:table-cell>
              <table:table-cell office:value-type="float" office:value="1458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pth_first_graph_search</text:p>
              </table:table-cell>
              <table:table-cell office:value-type="float" office:value="0.0150642980006523">
                <text:p>0.01506429800065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26470135600539">
                <text:p>4.26470135600539</text:p>
              </table:table-cell>
              <table:table-cell office:value-type="float" office:value="624">
                <text:p>624</text:p>
              </table:table-cell>
              <table:table-cell office:value-type="float" office:value="619">
                <text:p>619</text:p>
              </table:table-cell>
              <table:table-cell office:value-type="float" office:value="4.10578915098449">
                <text:p>4.10578915098449</text:p>
              </table:table-cell>
              <table:table-cell office:value-type="float" office:value="1292">
                <text:p>129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depth_limited_search</text:p>
              </table:table-cell>
              <table:table-cell office:value-type="float" office:value="0.127049713977613">
                <text:p>0.127049713977613</text:p>
              </table:table-cell>
              <table:table-cell office:value-type="float" office:value="101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1263.85348037299">
                <text:p>1263.85348037299</text:p>
              </table:table-cell>
              <table:table-cell office:value-type="float" office:value="222719">
                <text:p>2227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form_cost_search</text:p>
              </table:table-cell>
              <table:table-cell office:value-type="float" office:value="0.0475900059682317">
                <text:p>0.0475900059682317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14.9117339529912">
                <text:p>14.9117339529912</text:p>
              </table:table-cell>
              <table:table-cell office:value-type="float" office:value="4853">
                <text:p>4853</text:p>
              </table:table-cell>
              <table:table-cell office:value-type="float" office:value="9">
                <text:p>9</text:p>
              </table:table-cell>
              <table:table-cell office:value-type="float" office:value="23.2591086630127">
                <text:p>23.2591086630127</text:p>
              </table:table-cell>
              <table:table-cell office:value-type="float" office:value="7302">
                <text:p>730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bar" chart:style-name="ch1">
        <chart:title svg:x="4.257cm" svg:y="0.314cm" chart:style-name="ch2">
          <text:p>Heuristic planning solution searches</text:p>
        </chart:title>
        <chart:subtitle svg:x="5.874cm" svg:y="1.282cm" chart:style-name="ch3">
          <text:p>Time elapsed (seconds)</text:p>
        </chart:subtitle>
        <chart:legend chart:legend-position="bottom" svg:x="4.781cm" svg:y="8.233cm" style:legend-expansion="wide" chart:style-name="ch4"/>
        <chart:plot-area chart:style-name="ch5" table:cell-range-address="heuristic.B2:heuristic.B3 heuristic.A2:heuristic.A2 heuristic.E2:heuristic.E7 heuristic.A4:heuristic.A4 heuristic.A6:heuristic.A6" chart:data-source-has-labels="both" svg:x="0.32cm" svg:y="2.14cm" svg:width="15.371cm" svg:height="5.914cm">
          <chartooo:coordinate-region svg:x="4.203cm" svg:y="2.14cm" svg:width="10.952cm" svg:height="5.285cm"/>
          <chart:axis chart:dimension="x" chart:name="primary-x" chart:style-name="ch6" chartooo:axis-type="auto">
            <chartooo:date-scale/>
            <chart:categories table:cell-range-address="heuristic.B2:heuristic.B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euristic.E2:heuristic.E3" chart:label-cell-address="heuristic.A2:heuristic.A2" chart:class="chart:bar">
            <chart:data-point chart:repeated="2"/>
          </chart:series>
          <chart:series chart:style-name="ch10" chart:values-cell-range-address="heuristic.E4:heuristic.E5" chart:label-cell-address="heuristic.A4:heuristic.A4" chart:class="chart:bar">
            <chart:data-point chart:repeated="2"/>
          </chart:series>
          <chart:series chart:style-name="ch11" chart:values-cell-range-address="heuristic.E6:heuristic.E7" chart:label-cell-address="heuristic.A6:heuristic.A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 1</text:p>
                <draw:g>
                  <svg:desc>heuristic.A2:heuristic.A2</svg:desc>
                </draw:g>
              </table:table-cell>
              <table:table-cell office:value-type="string">
                <text:p>Problem 2</text:p>
                <draw:g>
                  <svg:desc>heuristic.A4:heuristic.A4</svg:desc>
                </draw:g>
              </table:table-cell>
              <table:table-cell office:value-type="string">
                <text:p>Problem 3</text:p>
                <draw:g>
                  <svg:desc>heuristic.A6:heuristic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* ignore preconditions</text:p>
                <draw:g>
                  <svg:desc>heuristic.B2:heuristic.B3</svg:desc>
                </draw:g>
              </table:table-cell>
              <table:table-cell office:value-type="float" office:value="0.0451045000227168">
                <text:p>0.0451045000227168</text:p>
                <draw:g>
                  <svg:desc>heuristic.E2:heuristic.E3</svg:desc>
                </draw:g>
              </table:table-cell>
              <table:table-cell office:value-type="float" office:value="5.25142469495768">
                <text:p>5.25142469495768</text:p>
                <draw:g>
                  <svg:desc>heuristic.E4:heuristic.E5</svg:desc>
                </draw:g>
              </table:table-cell>
              <table:table-cell office:value-type="float" office:value="10.8357272860012">
                <text:p>10.8357272860012</text:p>
                <draw:g>
                  <svg:desc>heuristic.E6:heuristic.E7</svg:desc>
                </draw:g>
              </table:table-cell>
            </table:table-row>
            <table:table-row>
              <table:table-cell office:value-type="string">
                <text:p>A* level-sum</text:p>
              </table:table-cell>
              <table:table-cell office:value-type="float" office:value="0.734886711987201">
                <text:p>0.734886711987201</text:p>
              </table:table-cell>
              <table:table-cell office:value-type="float" office:value="63.3173918090179">
                <text:p>63.3173918090179</text:p>
              </table:table-cell>
              <table:table-cell office:value-type="float" office:value="78.3790312270285">
                <text:p>78.3790312270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